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39mm"/>
    </style:style>
    <style:style style:name="co2" style:family="table-column">
      <style:table-column-properties fo:break-before="auto" style:column-width="45.8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79.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55.81mm" fo:break-before="auto" style:use-optimal-row-height="tru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21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ipo</text:p>
          </table:table-cell>
          <table:table-cell table:number-columns-repeated="8"/>
          <table:table-cell office:value-type="string" calcext:value-type="string">
            <text:p>Insert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Nome</text:p>
          </table:table-cell>
          <table:table-cell table:style-name="ce3" office:value-type="string" calcext:value-type="string" table:number-columns-spanned="8" table:number-rows-spanned="1">
            <text:p>Texto</text:p>
          </table:table-cell>
          <table:covered-table-cell table:number-columns-repeated="7"/>
          <table:table-cell office:value-type="string" calcext:value-type="string">
            <text:p>Parâmetros</text:p>
          </table:table-cell>
          <table:table-cell/>
        </table:table-row>
        <table:table-row table:style-name="ro2">
          <table:table-cell office:value-type="string" calcext:value-type="string">
            <text:p>Cartão</text:p>
          </table:table-cell>
          <table:table-cell office:value-type="string" calcext:value-type="string">
            <text:p>Andamento solicitação</text:p>
          </table:table-cell>
          <table:table-cell office:value-type="string" calcext:value-type="string" table:number-columns-spanned="8" table:number-rows-spanned="1">
            <text:p>Segue protocolo {{protocolo}}  para acompanhar o andamento de sua solicitação. Documentos anexados.</text:p>
            <text:p>Prazo de conclusão data: {{prazo}}. Para resposta desse protocolo, deve entrar em contato com a central de atendimento.</text:p>
          </table:table-cell>
          <table:covered-table-cell table:number-columns-repeated="7"/>
          <table:table-cell table:style-name="ce5" table:formula="of:=CONCATENATE(&quot;[&quot;;[campos.B4];&quot;,&quot;;[campos.B5];&quot;]&quot;)" office:value-type="string" office:string-value="[{name:'protocolo'},{name:'prazo', plus:5}]" calcext:value-type="string">
            <text:p>[{name:'protocolo'},{name:'prazo', plus:5}]</text:p>
          </table:table-cell>
          <table:table-cell table:formula="of:=CONCATENATE(&quot;this.opcoes.push({name:'&quot;;[.B3];&quot;', type: '&quot;;[.A3];&quot;',fields: &quot;;[.K3];&quot;, text: `&quot;;[.C3];&quot;`});&quot;)" office:value-type="string" office:string-value="this.opcoes.push({name:'Andamento solicitação', type: 'Cartão',fields: [{name:'protocolo'},{name:'prazo', plus:5}], text: `Segue protocolo {{protocolo}}  para acompanhar o andamento de sua solicitação. Documentos anexados.&#10;Prazo de conclusão data: {{prazo}}. Para resposta desse protocolo, deve entrar em contato com a central de atendimento.`});" calcext:value-type="string">
            <text:p>this.opcoes.push({name:'Andamento solicitação', type: 'Cartão',fields: [{name:'protocolo'},{name:'prazo', plus:5}], text: `Segue protocolo {{protocolo}}  para acompanhar o andamento de sua solicitação. Documentos anexados.</text:p>
            <text:p>Prazo de conclusão data: {{prazo}}. Para resposta desse protocolo, deve entrar em contato com a central de atendimento.`});</text:p>
          </table:table-cell>
        </table:table-row>
        <table:table-row table:style-name="ro3">
          <table:table-cell office:value-type="string" calcext:value-type="string">
            <text:p>Cartão</text:p>
          </table:table-cell>
          <table:table-cell office:value-type="string" calcext:value-type="string">
            <text:p>Tentativa de contato</text:p>
          </table:table-cell>
          <table:table-cell office:value-type="string" calcext:value-type="string" table:number-columns-spanned="8" table:number-rows-spanned="1">
            <text:p>Prezados,</text:p>
            <text:p/>
            <text:p>Tentativa de contato sem sucesso às {{current-time}}, impossibilitando esclarecimento sobre Protocolo: {{protocolo}} Ocorrência: {{ocorrencia}}.</text:p>
            <text:p>{{phone}} - cliente atendeu e desligou</text:p>
            <text:p>{{email}}.</text:p>
            <text:p/>
            <text:p>Caso cliente entre em contato, informar que dados não foram alterados pois cliente não possui cadastro no App. Sondar qual erro está acontecendo e abrir demanda correspondente. Caso cliente não esteja recebendo token, abrir demanda "Dificuldade de abertura de conta", solicitando exclusão dos dados para que cliente consiga solicitar nova conta.</text:p>
            <text:p/>
            <text:p>{{phone}}</text:p>
            <text:p>Izabel Regina de Faria Bastos</text:p>
          </table:table-cell>
          <table:covered-table-cell table:number-columns-repeated="7"/>
          <table:table-cell table:formula="of:=CONCATENATE(&quot;[&quot;;[campos.B1];&quot;,&quot;;[campos.B4];&quot;,&quot;;[campos.B7];&quot;,&quot;;[campos.B3];&quot;,&quot;;[campos.B6];&quot;]&quot;)" office:value-type="string" office:string-value="[{name:'current-time'},{name:'protocolo'},{name:'ocorrencia'},{name:'phone'},{name:'email', default: 'Sem e-mail'}]" calcext:value-type="string">
            <text:p>[{name:'current-time'},{name:'protocolo'},{name:'ocorrencia'},{name:'phone'},{name:'email', default: 'Sem e-mail'}]</text:p>
          </table:table-cell>
          <table:table-cell table:formula="of:=CONCATENATE(&quot;this.opcoes.push({name:'&quot;;[.B4];&quot;', type: '&quot;;[.A4];&quot;',fields: &quot;;[.K4];&quot;, text: `&quot;;[.C4];&quot;`});&quot;)" office:value-type="string" office:string-value="this.opcoes.push({name:'Tentativa de contato', type: 'Cartão',fields: [{name:'current-time'},{name:'protocolo'},{name:'ocorrencia'},{name:'phone'},{name:'email', default: 'Sem e-mail'}], text: `Prezados,&#10;&#10;Tentativa de contato sem sucesso às {{current-time}}, impossibilitando esclarecimento sobre Protocolo: {{protocolo}} Ocorrência: {{ocorrencia}}.&#10;{{phone}} - cliente atendeu e desligou&#10;{{email}}.&#10;&#10;Caso cliente entre em contato, informar que dados não foram alterados pois cliente não possui cadastro no App. Sondar qual erro está acontecendo e abrir demanda correspondente. Caso cliente não esteja recebendo token, abrir demanda &quot;Dificuldade de abertura de conta&quot;, solicitando exclusão dos dados para que cliente consiga solicitar nova conta.&#10;&#10;{{phone}}&#10;Izabel Regina de Faria Bastos`});" calcext:value-type="string">
            <text:p>this.opcoes.push({name:'Tentativa de contato', type: 'Cartão',fields: [{name:'current-time'},{name:'protocolo'},{name:'ocorrencia'},{name:'phone'},{name:'email', default: 'Sem e-mail'}], text: `Prezados,</text:p>
            <text:p/>
            <text:p>Tentativa de contato sem sucesso às {{current-time}}, impossibilitando esclarecimento sobre Protocolo: {{protocolo}} Ocorrência: {{ocorrencia}}.</text:p>
            <text:p>{{phone}} - cliente atendeu e desligou</text:p>
            <text:p>{{email}}.</text:p>
            <text:p/>
            <text:p>Caso cliente entre em contato, informar que dados não foram alterados pois cliente não possui cadastro no App. Sondar qual erro está acontecendo e abrir demanda correspondente. Caso cliente não esteja recebendo token, abrir demanda "Dificuldade de abertura de conta", solicitando exclusão dos dados para que cliente consiga solicitar nova conta.</text:p>
            <text:p/>
            <text:p>{{phone}}</text:p>
            <text:p>Izabel Regina de Faria Bastos`});</text:p>
          </table:table-cell>
        </table:table-row>
        <table:table-row table:style-name="ro2">
          <table:table-cell office:value-type="string" calcext:value-type="string">
            <text:p>Cartão</text:p>
          </table:table-cell>
          <table:table-cell office:value-type="string" calcext:value-type="string">
            <text:p>Solicitar novo cartão</text:p>
          </table:table-cell>
          <table:table-cell office:value-type="string" calcext:value-type="string" table:number-columns-spanned="8" table:number-rows-spanned="1">
            <text:p>Segue protocolo {{protocolo}} para acompanhar o andamento de sua solicitação. Documentos anexados. Prazo de conclusão data: {{prazo}}. Para resposta desse protocolo e solicitar novo cartão, deve entrar em contato com a central de atendimento. </text:p>
          </table:table-cell>
          <table:covered-table-cell table:number-columns-repeated="7"/>
          <table:table-cell table:formula="of:=CONCATENATE(&quot;[&quot;;[campos.B4];&quot;,&quot;;[campos.B5];&quot;,,,,]&quot;)" office:value-type="string" office:string-value="[{name:'protocolo'},{name:'prazo', plus:5},,,,]" calcext:value-type="string">
            <text:p>[{name:'protocolo'},{name:'prazo', plus:5},,,,]</text:p>
          </table:table-cell>
          <table:table-cell table:formula="of:=CONCATENATE(&quot;this.opcoes.push({name:'&quot;;[.B5];&quot;', type: '&quot;;[.A5];&quot;',fields: &quot;;[.K5];&quot;, text: `&quot;;[.C5];&quot;`});&quot;)" office:value-type="string" office:string-value="this.opcoes.push({name:'Solicitar novo cartão', type: 'Cartão',fields: [{name:'protocolo'},{name:'prazo', plus:5},,,,], text: `Segue protocolo {{protocolo}} para acompanhar o andamento de sua solicitação. Documentos anexados. Prazo de conclusão data: {{prazo}}. Para resposta desse protocolo e solicitar novo cartão, deve entrar em contato com a central de atendimento. `});" calcext:value-type="string">
            <text:p>this.opcoes.push({name:'Solicitar novo cartão', type: 'Cartão',fields: [{name:'protocolo'},{name:'prazo', plus:5},,,,], text: `Segue protocolo {{protocolo}} para acompanhar o andamento de sua solicitação. Documentos anexados. Prazo de conclusão data: {{prazo}}. Para resposta desse protocolo e solicitar novo cartão, deve entrar em contato com a central de atendimento. `});</text:p>
          </table:table-cell>
        </table:table-row>
        <table:table-row table:style-name="ro4">
          <table:table-cell office:value-type="string" calcext:value-type="string">
            <text:p>Cartão</text:p>
          </table:table-cell>
          <table:table-cell office:value-type="string" calcext:value-type="string">
            <text:p>Cartão Solicitado</text:p>
          </table:table-cell>
          <table:table-cell office:value-type="string" calcext:value-type="string" table:number-columns-spanned="8" table:number-rows-spanned="1">
            <text:p>Prezada cliente, Seu endereço está atualizado e cartão e senha foram emitidos dia {{current-date}}. Protocolo: {{protocolo}} Prazo de entrega é de 7 dias úteis após a presente data para recebimento do cartão e senha.</text:p>
          </table:table-cell>
          <table:covered-table-cell table:number-columns-repeated="7"/>
          <table:table-cell table:formula="of:=CONCATENATE(&quot;[&quot;;[$campos.B2];&quot;,&quot;;[$campos.B4];&quot;,,,]&quot;)" office:value-type="string" office:string-value="[{name:'current-date'},{name:'protocolo'},,,]" calcext:value-type="string">
            <text:p>[{name:'current-date'},{name:'protocolo'},,,]</text:p>
          </table:table-cell>
          <table:table-cell table:formula="of:=CONCATENATE(&quot;this.opcoes.push({name:'&quot;;[.B6];&quot;', type: '&quot;;[.A6];&quot;',fields: &quot;;[.K6];&quot;, text: `&quot;;[.C6];&quot;`});&quot;)" office:value-type="string" office:string-value="this.opcoes.push({name:'Cartão Solicitado', type: 'Cartão',fields: [{name:'current-date'},{name:'protocolo'},,,], text: `Prezada cliente, Seu endereço está atualizado e cartão e senha foram emitidos dia {{current-date}}. Protocolo: {{protocolo}} Prazo de entrega é de 7 dias úteis após a presente data para recebimento do cartão e senha.`});" calcext:value-type="string">
            <text:p>this.opcoes.push({name:'Cartão Solicitado', type: 'Cartão',fields: [{name:'current-date'},{name:'protocolo'},,,], text: `Prezada cliente, Seu endereço está atualizado e cartão e senha foram emitidos dia {{current-date}}. Protocolo: {{protocolo}} Prazo de entrega é de 7 dias úteis após a presente data para recebimento do cartão e senha.`});</text:p>
          </table:table-cell>
        </table:table-row>
        <table:table-row table:style-name="ro4">
          <table:table-cell office:value-type="string" calcext:value-type="string">
            <text:p>Cartão</text:p>
          </table:table-cell>
          <table:table-cell office:value-type="string" calcext:value-type="string">
            <text:p>Alteração de endereço</text:p>
          </table:table-cell>
          <table:table-cell office:value-type="string" calcext:value-type="string" table:number-columns-spanned="8" table:number-rows-spanned="1">
            <text:p>Cliente solicita alteração de endereço. Documentos anexados. Obrigada. </text:p>
            <text:p/>
          </table:table-cell>
          <table:covered-table-cell table:number-columns-repeated="7"/>
          <table:table-cell office:value-type="string" calcext:value-type="string">
            <text:p>[]</text:p>
          </table:table-cell>
          <table:table-cell table:formula="of:=CONCATENATE(&quot;this.opcoes.push({name:'&quot;;[.B7];&quot;', type: '&quot;;[.A7];&quot;',fields: &quot;;[.K7];&quot;, text: `&quot;;[.C7];&quot;`});&quot;)" office:value-type="string" office:string-value="this.opcoes.push({name:'Alteração de endereço', type: 'Cartão',fields: [], text: `Cliente solicita alteração de endereço. Documentos anexados. Obrigada. &#10;`});" calcext:value-type="string">
            <text:p>this.opcoes.push({name:'Alteração de endereço', type: 'Cartão',fields: [], text: `Cliente solicita alteração de endereço. Documentos anexados. Obrigada. </text:p>
            <text:p>`});</text:p>
          </table:table-cell>
        </table:table-row>
        <table:table-row table:style-name="ro1">
          <table:table-cell office:value-type="string" calcext:value-type="string">
            <text:p>Cartão</text:p>
          </table:table-cell>
          <table:table-cell office:value-type="string" calcext:value-type="string">
            <text:p>Exclusão de impedimento</text:p>
          </table:table-cell>
          <table:table-cell office:value-type="string" calcext:value-type="string" table:number-columns-spanned="8" table:number-rows-spanned="1">
            <text:p>Cliente deseja exclusão de impedimento. Documentos anexados. Obrigada.</text:p>
          </table:table-cell>
          <table:covered-table-cell table:number-columns-repeated="7"/>
          <table:table-cell office:value-type="string" calcext:value-type="string">
            <text:p>[]</text:p>
          </table:table-cell>
          <table:table-cell table:formula="of:=CONCATENATE(&quot;this.opcoes.push({name:'&quot;;[.B8];&quot;', type: '&quot;;[.A8];&quot;',fields: &quot;;[.K8];&quot;, text: `&quot;;[.C8];&quot;`});&quot;)" office:value-type="string" office:string-value="this.opcoes.push({name:'Exclusão de impedimento', type: 'Cartão',fields: [], text: `Cliente deseja exclusão de impedimento. Documentos anexados. Obrigada.`});" calcext:value-type="string">
            <text:p>this.opcoes.push({name:'Exclusão de impedimento', type: 'Cartão',fields: [], text: `Cliente deseja exclusão de impedimento. Documentos anexados. Obrigada.`});</text:p>
          </table:table-cell>
        </table:table-row>
      </table:table>
      <table:table table:name="campos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current_time</text:p>
          </table:table-cell>
          <table:table-cell office:value-type="string" calcext:value-type="string">
            <text:p>{name:'current-time'}</text:p>
          </table:table-cell>
        </table:table-row>
        <table:table-row table:style-name="ro1">
          <table:table-cell office:value-type="string" calcext:value-type="string">
            <text:p>current_date</text:p>
          </table:table-cell>
          <table:table-cell office:value-type="string" calcext:value-type="string">
            <text:p>{name:'current-date'}</text:p>
          </table:table-cell>
        </table:table-row>
        <table:table-row table:style-name="ro1">
          <table:table-cell office:value-type="string" calcext:value-type="string">
            <text:p>phone</text:p>
          </table:table-cell>
          <table:table-cell office:value-type="string" calcext:value-type="string">
            <text:p>{name:'phone'}</text:p>
          </table:table-cell>
        </table:table-row>
        <table:table-row table:style-name="ro1">
          <table:table-cell office:value-type="string" calcext:value-type="string">
            <text:p>Protocolo</text:p>
          </table:table-cell>
          <table:table-cell office:value-type="string" calcext:value-type="string">
            <text:p>{name:'protocolo'}</text:p>
          </table:table-cell>
        </table:table-row>
        <table:table-row table:style-name="ro1">
          <table:table-cell office:value-type="string" calcext:value-type="string">
            <text:p>Prazo</text:p>
          </table:table-cell>
          <table:table-cell office:value-type="string" calcext:value-type="string">
            <text:p>{name:'prazo', plus:5}</text:p>
          </table:table-cell>
        </table:table-row>
        <table:table-row table:style-name="ro1">
          <table:table-cell office:value-type="string" calcext:value-type="string">
            <text:p>E-mail</text:p>
          </table:table-cell>
          <table:table-cell office:value-type="string" calcext:value-type="string">
            <text:p>{name:'email', default: 'Sem e-mail'}</text:p>
          </table:table-cell>
        </table:table-row>
        <table:table-row table:style-name="ro1">
          <table:table-cell office:value-type="string" calcext:value-type="string">
            <text:p>Ocorrência</text:p>
          </table:table-cell>
          <table:table-cell office:value-type="string" calcext:value-type="string">
            <text:p>{name:'ocorrencia'}</text:p>
          </table:table-cell>
        </table:table-row>
      </table:table>
      <table:table table:name="saudacao" table:style-name="ta1">
        <table:table-column table:style-name="co3" table:default-cell-style-name="ce2"/>
        <table:table-column table:style-name="co3" table:number-columns-repeated="8" table:default-cell-style-name="Default"/>
        <table:table-row table:style-name="ro5">
          <table:table-cell office:value-type="string" calcext:value-type="string" table:number-columns-spanned="9" table:number-rows-spanned="1">
            <text:p>Clientes BMG agora contam com mais uma facilidade: o aplicativo MEU BMG já pode ser baixado em seu Smartphone com Sistema Android. Através dele você poderá consultar limite, melhor dia de compra e acessar a 2ª via de sua fatura com toda segurança e comodidade. Para conhecer todas as funcionalidades disponíveis, baixe agora mesmo através do Google Play e/ou IE Store e aproveite essa facilidade em suas mãos! <text:s/>Para maiores esclarecimentos, ligar na Central pelos números 4002 7007 ou 0800 770 1790. <text:s/>Sempre que precisar, estaremos à sua disposição. <text:s/></text:p>
          </table:table-cell>
          <table:covered-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6:50:08.84987938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9T21:00:35.612136413</meta:creation-date>
    <dc:date>2021-12-30T19:18:18.352778860</dc:date>
    <meta:editing-duration>PT2H26M50S</meta:editing-duration>
    <meta:editing-cycles>19</meta:editing-cycles>
    <meta:generator>LibreOffice/6.0.7.3$Linux_X86_64 LibreOffice_project/00m0$Build-3</meta:generator>
    <meta:document-statistic meta:table-count="3" meta:cell-count="51" meta:object-count="0"/>
  </office:meta>
</office:document-meta>
</file>